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Areasatsen</mi>
            <mi mathvariant="normal">:</mi>
            <mi/>
            <mi mathvariant="italic">Arean</mi>
            <mrow>
              <mi/>
              <mo stretchy="false">=</mo>
              <mi/>
            </mrow>
            <mfrac>
              <mrow>
                <mi mathvariant="italic">bc</mi>
                <mi>sin</mi>
                <mrow>
                  <mo stretchy="false">(</mo>
                  <mi>A</mi>
                  <mo stretchy="false">)</mo>
                </mrow>
              </mrow>
              <mn>2</mn>
            </mfrac>
          </mrow>
        </mtd>
      </mtr>
      <mtr>
        <mtd>
          <mrow>
            <mi mathvariant="italic">Sinussatsen</mi>
            <mi mathvariant="normal">:</mi>
            <mi/>
            <mfrac>
              <mrow>
                <mi>sin</mi>
                <mrow>
                  <mo stretchy="false">(</mo>
                  <mi>A</mi>
                  <mo stretchy="false">)</mo>
                </mrow>
              </mrow>
              <mi>a</mi>
            </mfrac>
            <mrow>
              <mi/>
              <mo stretchy="false">=</mo>
              <mi/>
            </mrow>
            <mfrac>
              <mrow>
                <mi>sin</mi>
                <mrow>
                  <mo stretchy="false">(</mo>
                  <mi>B</mi>
                  <mo stretchy="false">)</mo>
                </mrow>
              </mrow>
              <mi>b</mi>
            </mfrac>
            <mrow>
              <mi/>
              <mo stretchy="false">=</mo>
              <mi/>
            </mrow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  <mi/>
            <mi mathvariant="italic">eller</mi>
            <mi/>
            <mfrac>
              <mi>a</mi>
              <mrow>
                <mi>sin</mi>
                <mrow>
                  <mo stretchy="false">(</mo>
                  <mi>A</mi>
                  <mo stretchy="false">)</mo>
                </mrow>
              </mrow>
            </mfrac>
            <mrow>
              <mi/>
              <mo stretchy="false">=</mo>
              <mi/>
            </mrow>
            <mfrac>
              <mi>b</mi>
              <mrow>
                <mi>sin</mi>
                <mrow>
                  <mo stretchy="false">(</mo>
                  <mi>B</mi>
                  <mo stretchy="false">)</mo>
                </mrow>
              </mrow>
            </mfrac>
            <mrow>
              <mi/>
              <mo stretchy="false">=</mo>
              <mi/>
            </mrow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  <mtr>
        <mtd>
          <mrow>
            <mi mathvariant="italic">Cosinussatsen</mi>
            <mi mathvariant="normal">:</mi>
            <mi/>
            <msup>
              <mi>a</mi>
              <mn>2</mn>
            </msup>
            <mrow>
              <mi/>
              <mo stretchy="false">=</mo>
              <mi/>
            </mrow>
            <msup>
              <mi>b</mi>
              <mn>2</mn>
            </msup>
            <mrow>
              <mi/>
              <mo stretchy="false">+</mo>
              <mi/>
            </mrow>
            <msup>
              <mi>c</mi>
              <mn>2</mn>
            </msup>
            <mrow>
              <mi/>
              <mo stretchy="false">−</mo>
              <mrow>
                <mn>2bc</mn>
                <mo stretchy="false">⋅</mo>
                <mi>cos</mi>
              </mrow>
            </mrow>
            <mrow>
              <mo stretchy="false">(</mo>
              <mi>A</mi>
              <mo stretchy="false">)</mo>
            </mrow>
          </mrow>
        </mtd>
      </mtr>
    </mtable>
    <annotation encoding="StarMath 5.0">Areasatsen:~
Arean ~=~ {bc sin(A)} over {2}
newline
Sinussatsen:~ 
{sin(A)} over {a} `=`{sin(B)} over {b} `=` {sin(C)} over {c}
 ~eller~ 
{a} over {sin(A)} `=` {b} over {sin(B)} `=` {c} over {sin(C)}
newline
Cosinussatsen:~
a^2 ~=~ b^2 `+`c^2 `-2bc  cdot  cos(A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